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B000001DF1A142BA8179B8403.png" manifest:media-type="image/png"/>
  <manifest:file-entry manifest:full-path="Pictures/100002010000027D000001D94127F55CFB30897C.png" manifest:media-type="image/png"/>
  <manifest:file-entry manifest:full-path="Pictures/100002010000027E000001E007CBD519B1D88687.png" manifest:media-type="image/png"/>
  <manifest:file-entry manifest:full-path="Pictures/1000020100000279000001DAF493B352EF2D248C.png" manifest:media-type="image/png"/>
  <manifest:file-entry manifest:full-path="Pictures/100002010000027B000001E0072E2A99CCC322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color="#e0efd4" draw:fill="none" draw:textarea-vertical-align="middle"/>
    </style:style>
    <style:style style:name="gr4" style:family="graphic" style:parent-style-name="objectwithoutfill">
      <style:graphic-properties svg:stroke-color="#bee3d3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375cm" svg:height="6.271cm" svg:x="9.317cm" svg:y="8.968cm">
          <draw:image xlink:href="Pictures/1000020100000279000001DAF493B352EF2D248C.png" xlink:type="simple" xlink:show="embed" xlink:actuate="onLoad">
            <text:p/>
          </draw:image>
        </draw:frame>
        <draw:frame draw:style-name="gr1" draw:text-style-name="P1" draw:layer="layout" svg:width="8.24cm" svg:height="6.228cm" svg:x="1.27cm" svg:y="8.89cm">
          <draw:image xlink:href="Pictures/100002010000027B000001E0072E2A99CCC32299.png" xlink:type="simple" xlink:show="embed" xlink:actuate="onLoad">
            <text:p/>
          </draw:image>
        </draw:frame>
        <draw:frame draw:style-name="gr1" draw:text-style-name="P1" draw:layer="layout" svg:width="8.36cm" svg:height="6.29cm" svg:x="1.27cm" svg:y="1.643cm">
          <draw:image xlink:href="Pictures/100002010000027E000001E007CBD519B1D88687.png" xlink:type="simple" xlink:show="embed" xlink:actuate="onLoad">
            <text:p/>
          </draw:image>
        </draw:frame>
        <draw:frame draw:style-name="gr1" draw:text-style-name="P1" draw:layer="layout" svg:width="8.254cm" svg:height="6.129cm" svg:x="9.398cm" svg:y="1.778cm">
          <draw:image xlink:href="Pictures/100002010000027D000001D94127F55CFB30897C.png" xlink:type="simple" xlink:show="embed" xlink:actuate="onLoad">
            <text:p/>
          </draw:image>
        </draw:frame>
        <draw:frame draw:style-name="gr2" draw:text-style-name="P2" draw:layer="layout" svg:width="3.556cm" svg:height="0.962cm" svg:x="3.048cm" svg:y="0.708cm">
          <draw:text-box>
            <text:p text:style-name="P1">10000</text:p>
          </draw:text-box>
        </draw:frame>
        <draw:frame draw:style-name="gr2" draw:text-style-name="P2" draw:layer="layout" svg:width="3.556cm" svg:height="0.962cm" svg:x="11.747cm" svg:y="1.094cm">
          <draw:text-box>
            <text:p text:style-name="P1">5000</text:p>
          </draw:text-box>
        </draw:frame>
        <draw:frame draw:style-name="gr2" draw:text-style-name="P2" draw:layer="layout" svg:width="3.556cm" svg:height="0.962cm" svg:x="19.85cm" svg:y="0.922cm">
          <draw:text-box>
            <text:p text:style-name="P1">2500</text:p>
          </draw:text-box>
        </draw:frame>
        <draw:frame draw:style-name="gr2" draw:text-style-name="P2" draw:layer="layout" svg:width="3.556cm" svg:height="0.962cm" svg:x="3.048cm" svg:y="8.128cm">
          <draw:text-box>
            <text:p text:style-name="P1">500</text:p>
          </draw:text-box>
        </draw:frame>
        <draw:frame draw:style-name="gr2" draw:text-style-name="P2" draw:layer="layout" svg:width="3.556cm" svg:height="0.962cm" svg:x="12.192cm" svg:y="8.128cm">
          <draw:text-box>
            <text:p text:style-name="P1">100</text:p>
          </draw:text-box>
        </draw:frame>
        <draw:g>
          <draw:line draw:style-name="gr3" draw:text-style-name="P3" draw:layer="layout" svg:x1="0.254cm" svg:y1="14.544cm" svg:x2="27.178cm" svg:y2="14.544cm">
            <text:p/>
          </draw:line>
          <draw:line draw:style-name="gr3" draw:text-style-name="P3" draw:layer="layout" svg:x1="-0.011cm" svg:y1="9.583cm" svg:x2="26.913cm" svg:y2="9.583cm">
            <text:p/>
          </draw:line>
        </draw:g>
        <draw:g>
          <draw:line draw:style-name="gr4" draw:text-style-name="P3" draw:layer="layout" svg:x1="10.38cm" svg:y1="0.508cm" svg:x2="10.38cm" svg:y2="15.494cm">
            <text:p/>
          </draw:line>
          <draw:line draw:style-name="gr4" draw:text-style-name="P3" draw:layer="layout" svg:x1="16.83cm" svg:y1="0.576cm" svg:x2="16.83cm" svg:y2="15.562cm">
            <text:p/>
          </draw:line>
        </draw:g>
        <draw:frame draw:style-name="gr1" draw:text-style-name="P1" draw:layer="layout" svg:width="8.417cm" svg:height="6.35cm" svg:x="17.672cm" svg:y="1.678cm">
          <draw:image xlink:href="Pictures/100002010000027B000001DF1A142BA8179B8403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4:08:35.057896691</meta:creation-date>
    <dc:date>2019-08-26T20:26:09.477665550</dc:date>
    <meta:editing-duration>PT2H44M4S</meta:editing-duration>
    <meta:editing-cycles>5</meta:editing-cycles>
    <meta:generator>LibreOffice/6.0.7.3$Linux_X86_64 LibreOffice_project/00m0$Build-3</meta:generator>
    <meta:document-statistic meta:object-count="39"/>
  </office:meta>
</office:document-meta>
</file>